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3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0"/>
          <table:table-cell table:style-name="ce14"/>
          <table:table-cell office:value-type="string">
            <text:p>digiKam marble integra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/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4"/>
          <table:table-cell office:value-type="string">
            <text:p>Kipi-plugin OpenGL viewer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Pontabry</text:p>
            <draw:frame table:end-cell-address="Feuille1.A33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6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3">13/09/2009</text:date>, <text:time>11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3T11:39:08</dc:date>
    <meta:editing-duration>PT02H11M35S</meta:editing-duration>
    <meta:editing-cycles>44</meta:editing-cycles>
    <meta:generator>OpenOffice.org/3.0$Linux OpenOffice.org_project/300m15$Build-9379</meta:generator>
    <meta:document-statistic meta:table-count="3" meta:cell-count="153" meta:object-count="1"/>
    <meta:user-defined meta:name="Info 1"/>
    <meta:user-defined meta:name="Info 2"/>
    <meta:user-defined meta:name="Info 3"/>
    <meta:user-defined meta:name="Info 4"/>
  </office:meta>
</office:document-meta>
</file>